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Lucidasans" svg:font-family="Lucidasans" style:font-pitch="variable"/>
    <style:font-face style:name="Mincho" svg:font-family="Mincho" style:font-pitch="variable"/>
    <style:font-face style:name="Nimbus Roman No9 L2" svg:font-family="'Nimbus Roman No9 L'" style:font-pitch="variable"/>
    <style:font-face style:name="Nimbus Roman No9 L1" svg:font-family="'Nimbus Roman No9 L'" style:font-adornments="Regular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1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6.4958in" fo:margin-left="0.0028in" table:align="left" style:writing-mode="lr-tb"/>
    </style:style>
    <style:style style:name="Table1.A" style:family="table-column">
      <style:table-column-properties style:column-width="6.4958in"/>
    </style:style>
    <style:style style:name="Table1.1" style:family="table-row">
      <style:table-row-properties style:min-row-height="0.9972in"/>
    </style:style>
    <style:style style:name="Table1.A1" style:family="table-cell">
      <style:table-cell-properties style:vertical-align="top" fo:padding-left="0.0556in" fo:padding-right="0.0556in" fo:padding-top="0in" fo:padding-bottom="0in" fo:border="none"/>
    </style:style>
    <style:style style:name="P1" style:family="paragraph" style:parent-style-name="Standard">
      <style:paragraph-properties fo:margin-top="0in" fo:margin-bottom="0.0835in"/>
      <style:text-properties fo:language="en" fo:country="GB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language="en" fo:country="GB"/>
    </style:style>
    <style:style style:name="P4" style:family="paragraph" style:parent-style-name="Standard">
      <style:paragraph-properties fo:orphans="0" fo:widows="0"/>
      <style:text-properties style:font-name="Times New Roman" fo:language="en" fo:country="GB"/>
    </style:style>
    <style:style style:name="P5" style:family="paragraph" style:parent-style-name="Abstract">
      <style:paragraph-properties fo:margin-left="0in" fo:margin-right="0.1374in" fo:text-align="start" style:justify-single-word="false" fo:text-indent="0in" style:auto-text-indent="false"/>
      <style:text-properties style:font-name="Times New Roman" fo:font-size="10.5pt"/>
    </style:style>
    <style:style style:name="P6" style:family="paragraph" style:parent-style-name="Abstract">
      <style:paragraph-properties fo:margin-left="0.1374in" fo:margin-right="0.1374in" fo:text-indent="-0.1354in" style:auto-text-indent="false">
        <style:tab-stops/>
      </style:paragraph-properties>
      <style:text-properties style:font-name="Times New Roman" fo:font-size="10.5pt"/>
    </style:style>
    <style:style style:name="P7" style:family="paragraph" style:parent-style-name="Bibliography">
      <style:paragraph-properties>
        <style:tab-stops>
          <style:tab-stop style:position="0.2189in"/>
          <style:tab-stop style:position="2.652in"/>
          <style:tab-stop style:position="7.0126in"/>
        </style:tab-stops>
      </style:paragraph-properties>
      <style:text-properties style:font-name="Times New Roman"/>
    </style:style>
    <style:style style:name="P8" style:family="paragraph" style:parent-style-name="Headingabstract">
      <style:paragraph-properties fo:text-align="start" style:justify-single-word="false"/>
      <style:text-properties style:font-name="Times New Roman"/>
    </style:style>
    <style:style style:name="P9" style:family="paragraph" style:parent-style-name="Headingreferences">
      <style:text-properties style:font-name="Times New Roman"/>
    </style:style>
    <style:style style:name="P10" style:family="paragraph" style:parent-style-name="Author">
      <style:text-properties style:font-name="Times New Roman"/>
    </style:style>
    <style:style style:name="P11" style:family="paragraph" style:parent-style-name="Author">
      <style:text-properties style:font-name="Times New Roman" fo:font-weight="bold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Standard">
      <style:paragraph-properties fo:orphans="0" fo:widows="0"/>
      <style:text-properties style:font-name="Times New Roman"/>
    </style:style>
    <style:style style:name="P14" style:family="paragraph" style:parent-style-name="Standard">
      <style:text-properties style:font-name="Times New Roman" fo:language="en" fo:country="GB"/>
    </style:style>
    <style:style style:name="P15" style:family="paragraph" style:parent-style-name="Standard">
      <style:paragraph-properties fo:orphans="0" fo:widows="0"/>
      <style:text-properties style:font-name="Times New Roman" fo:language="en" fo:country="GB"/>
    </style:style>
    <style:style style:name="P16" style:family="paragraph" style:parent-style-name="Standard">
      <style:paragraph-properties fo:margin-left="0in" fo:margin-right="0in" fo:text-indent="0.1382in" style:auto-text-indent="false"/>
      <style:text-properties style:font-name="Times New Roman" fo:language="en" fo:country="GB"/>
    </style:style>
    <style:style style:name="P17" style:family="paragraph" style:parent-style-name="Heading_20_3">
      <style:text-properties style:font-name="Times New Roman"/>
    </style:style>
    <style:style style:name="P18" style:family="paragraph" style:parent-style-name="Heading_20_2">
      <style:text-properties style:font-name="Times New Roman"/>
    </style:style>
    <style:style style:name="P19" style:family="paragraph" style:parent-style-name="Heading_20_1">
      <style:text-properties style:font-name="Times New Roman"/>
    </style:style>
    <style:style style:name="P20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21" style:family="paragraph" style:parent-style-name="Title" style:master-page-name="Standard">
      <style:paragraph-properties style:page-number="auto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2" style:family="paragraph" style:parent-style-name="Author">
      <style:text-properties style:font-name="Times New Roman"/>
    </style:style>
    <style:style style:name="T1" style:family="text">
      <style:text-properties fo:font-style="normal"/>
    </style:style>
    <style:style style:name="T2" style:family="text">
      <style:text-properties fo:font-style="italic"/>
    </style:style>
    <style:style style:name="T3" style:family="text">
      <style:text-properties fo:language="en" fo:country="GB"/>
    </style:style>
    <style:style style:name="T4" style:family="text">
      <style:text-properties style:font-name="Times New Roman" fo:language="en" fo:country="GB"/>
    </style:style>
    <style:style style:name="Sect1" style:family="section">
      <style:section-properties text:dont-balance-text-columns="true" fo:margin-left="0in" fo:margin-right="0.0075in" style:editable="false">
        <style:columns fo:column-count="2">
          <style:column style:rel-width="4799*" fo:start-indent="0in" fo:end-indent="0.1311in"/>
          <style:column style:rel-width="4752*" fo:start-indent="0.131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DropDownExpor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DISTRHO Plugin Framework – An easier way to create audio plugins</text:p>
      <text:p text:style-name="Subtitle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Filipe Coelho</text:p>
            <text:p text:style-name="P10"><text:a xlink:type="simple" xlink:href="https://github.com/falkTX/DPF">https://github.com/falkTX/DPF</text:a></text:p>
            <text:p text:style-name="P10">Viseu, Portugal</text:p>
            <text:p text:style-name="P10"><text:a xlink:type="simple" xlink:href="mailto:falktx@falktx.com">falktx@falktx.com</text:a></text:p>
          </table:table-cell>
        </table:table-row>
      </table:table>
      <text:p text:style-name="P1"/>
      <text:section text:style-name="Sect1" text:name="Section1">
        <text:p text:style-name="P8">Abstract</text:p>
        <text:p text:style-name="P5">DISTRHO Plugin Framework, or DPF for short, is a C++ framework for creating audio plugins and OpenGL-based UIs.</text:p>
        <text:p text:style-name="P8">Keywords</text:p>
        <text:p text:style-name="P6">Plugin, Framework, OpenGL, hmmm.</text:p>
        <text:h text:style-name="P19" text:outline-level="1">Introduction</text:h>
        <text:p text:style-name="P2">Talk about developing plugins in general, not using a helper framework, related to next point (mix them).</text:p>
        <text:p text:style-name="P2">Then 1. the many plugin formats, 2. LV2 being a bit more hard to develop for, 3. VST license thing.</text:p>
        <text:p text:style-name="P2">Extend to 1. UI toolkits on linux, how LV2 is having issues dealing with it, 2. cross-platform is a challenge</text:p>
        <text:h text:style-name="P20" text:outline-level="1">Similar frameworks</text:h>
        <text:p text:style-name="P13"><text:span text:style-name="T3">Mention Juce and the cockos/reaper thing (not for linux).</text:span></text:p>
        <text:p text:style-name="P13"><text:span text:style-name="T3">Give special attention to licensing.</text:span></text:p>
        <text:h text:style-name="P19" text:outline-level="1">Overview or something</text:h>
        <text:p text:style-name="P3">Base intro on how the framework works, what is supposed to do, the target.</text:p>
        <text:p text:style-name="P3">Really basic intro here.</text:p>
        <text:h text:style-name="P18" text:outline-level="2">Licensing</text:h>
        <text:p text:style-name="P3">Explain license reasons, the limitations on some code; example DSSI-UI uses liblo, VST can use vstsdk or GPLv2+ header.</text:p>
        <text:h text:style-name="P18" text:outline-level="2">Capabilities</text:h>
        <text:p text:style-name="P3">Explain what devs can do.</text:p>
        <text:h text:style-name="P18" text:outline-level="2">Limitations</text:h>
        <text:p text:style-name="P3">Explain what it can't do.</text:p>
        <text:h text:style-name="P17" text:outline-level="3">Subsubsection</text:h>
        <text:p text:style-name="P3">Text of the subsubsection. Text of the subsubsection.</text:p>
        <text:h text:style-name="P19" text:outline-level="1">Exporters</text:h>
        <text:p text:style-name="P3">How the export works.</text:p>
        <text:h text:style-name="P18" text:outline-level="2">LADSPA</text:h>
        <text:p text:style-name="P3">Text here about LADSPA.</text:p>
        <text:h text:style-name="P18" text:outline-level="2">DSSI</text:h>
        <text:p text:style-name="P3">Text here about LADSPA.</text:p>
        <text:h text:style-name="P18" text:outline-level="2">LV2</text:h>
        <text:p text:style-name="P3">Text here about LADSPA.</text:p>
        <text:h text:style-name="P18" text:outline-level="2">VST</text:h>
        <text:p text:style-name="P3">Text here about LADSPA.</text:p>
        <text:h text:style-name="P18" text:outline-level="2">Other</text:h>
        <text:p text:style-name="P3">How to extend.</text:p>
        <text:h text:style-name="P19" text:outline-level="1">Operating systems</text:h>
        <text:p text:style-name="P16">Explain how the core works everywhere, but UI needs some platform-specific bits.</text:p>
        <text:p text:style-name="P16">Reference pugl here.</text:p>
        <text:h text:style-name="P18" text:outline-level="2">Linux (X11)</text:h>
        <text:p text:style-name="P3">Using glx and xlib.</text:p>
        <text:h text:style-name="P18" text:outline-level="2">MacOS</text:h>
        <text:p text:style-name="P3">Using Cocoa.</text:p>
        <text:h text:style-name="P18" text:outline-level="2">Windows</text:h>
        <text:p text:style-name="P3">Using win32, as expected.</text:p>
        <text:h text:style-name="P18" text:outline-level="2">Other</text:h>
        <text:p text:style-name="P3">How to extend.</text:p>
        <text:h text:style-name="P19" text:outline-level="1">Conclusion and future work</text:h>
        <text:p text:style-name="P4">Show some working plugin pics.</text:p>
        <text:p text:style-name="P4"><text:soft-page-break/>Mention which stuff is working properly and fully tested, and which didn't had time to check 100%.</text:p>
        <text:p text:style-name="P4">Mention DISTRHO project I guess.</text:p>
        <text:h text:style-name="P19" text:outline-level="1">Acknowledgements</text:h>
        <text:p text:style-name="P4">Our thanks go to …</text:p>
        <text:p text:style-name="P4">Thanks to David Robilla, Robin … and Harrison people for the work at pugl.</text:p>
        <text:p text:style-name="P4">Any other that used or tested DPF, like Harry and Andreee.</text:p>
        <text:p text:style-name="P4">Linux Foundation maybe :P</text:p>
        <text:p text:style-name="P9">References </text:p>
        <text:p text:style-name="P7">[1]<text:tab/>M. Kay. 1986. <text:span text:style-name="T1">Parsing in Functional Unification Grammar. <text:s/></text:span>In K. Spark Jones B. J. Grosz and B. L. Webber, editors, <text:span text:style-name="T2">Readings in Natural Language Processing</text:span>, pages 125-138. Morgan Kaufmann Publishers, Los Altos, California.</text:p>
        <text:p text:style-name="P7">[2]<text:tab/>Frederick Mosteller and David Wallace. 1964. <text:span text:style-name="T2">Inference and Disputed Authorship: The Federalist. </text:span>Addison-Wesley, Reading, Massachusetts.</text:p>
        <text:p text:style-name="P7"/>
        <text:p text:style-name="P7"/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sans1" svg:font-family="Lucidasans"/>
    <style:font-face style:name="Lucidasans" svg:font-family="Lucidasans" style:font-pitch="variable"/>
    <style:font-face style:name="Mincho" svg:font-family="Mincho" style:font-pitch="variable"/>
    <style:font-face style:name="Nimbus Roman No9 L2" svg:font-family="'Nimbus Roman No9 L'" style:font-pitch="variable"/>
    <style:font-face style:name="Nimbus Roman No9 L1" svg:font-family="'Nimbus Roman No9 L'" style:font-adornments="Regular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1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style:font-name="Nimbus Roman No9 L" fo:font-size="12pt" fo:language="en" fo:country="US" style:font-name-asian="Nimbus Sans L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="100%" fo:margin-left="0in" fo:margin-right="0in" fo:text-align="justify" style:justify-single-word="false" fo:orphans="2" fo:widows="2" fo:text-indent="0.1374in" style:auto-text-indent="false" style:writing-mode="lr-tb"/>
      <style:text-properties fo:color="#000000" style:font-name="Nimbus Roman No9 L1" fo:font-size="11pt" fo:language="es" fo:country="ES" fo:font-weight="normal" style:font-name-asian="Times New Roman" style:font-size-asian="11pt" style:font-name-complex="Times New Roman" style:font-size-complex="11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in" fo:margin-right="0in" fo:margin-top="0.1665in" fo:margin-bottom="0.0835in" fo:orphans="0" fo:widows="0" fo:text-indent="0in" style:auto-text-indent="false" fo:keep-with-next="always" style:text-autospace="none">
        <style:tab-stops>
          <style:tab-stop style:position="0in"/>
          <style:tab-stop style:position="0.0752in"/>
        </style:tab-stops>
      </style:paragraph-properties>
      <style:text-properties style:font-name="Times" fo:language="en" fo:country="GB" fo:font-weight="bold" style:font-weight-asian="bold" style:font-name-complex="Times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in" fo:margin-right="0in" fo:margin-top="0.0835in" fo:margin-bottom="0.0835in" fo:text-indent="0in" style:auto-text-indent="false" fo:keep-with-next="always" style:text-autospace="none">
        <style:tab-stops>
          <style:tab-stop style:position="-0.0252in"/>
          <style:tab-stop style:position="0in"/>
        </style:tab-stops>
      </style:paragraph-properties>
      <style:text-properties style:font-name="Times" fo:language="en" fo:country="GB" fo:font-weight="bold" style:font-weight-asian="bold" style:font-name-complex="Times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in" fo:margin-right="0in" fo:margin-top="0.0835in" fo:margin-bottom="0.0417in" fo:text-indent="0in" style:auto-text-indent="false" fo:keep-with-next="always" style:text-autospace="none">
        <style:tab-stops>
          <style:tab-stop style:position="-0.1252in"/>
          <style:tab-stop style:position="0in"/>
        </style:tab-stops>
      </style:paragraph-properties>
      <style:text-properties style:font-name="Times" fo:language="en" fo:country="GB" fo:font-weight="bold" style:font-weight-asian="bold" style:font-name-complex="Times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="100%" fo:margin-left="0in" fo:margin-right="0in" fo:margin-top="0.1665in" fo:margin-bottom="0.0417in" fo:text-indent="0in" style:auto-text-indent="false" fo:keep-with-next="always" style:text-autospace="none">
        <style:tab-stops>
          <style:tab-stop style:position="0in"/>
        </style:tab-stops>
      </style:paragraph-properties>
      <style:text-properties fo:font-size="14pt" fo:language="fr" fo:country="CA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0in" fo:margin-right="0in" fo:margin-top="0.1665in" fo:margin-bottom="0.0417in" fo:text-indent="0in" style:auto-text-indent="false" style:text-autospace="none">
        <style:tab-stops>
          <style:tab-stop style:position="0in"/>
        </style:tab-stops>
      </style:paragraph-properties>
      <style:text-properties style:font-name="Times" fo:font-size="13pt" fo:language="fr" fo:country="CA" fo:font-style="italic" fo:font-weight="bold" style:font-size-asian="13pt" style:font-style-asian="italic" style:font-weight-asian="bold" style:font-name-complex="Times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="100%" fo:margin-left="0in" fo:margin-right="0in" fo:margin-top="0.1665in" fo:margin-bottom="0.0417in" fo:text-indent="0in" style:auto-text-indent="false" style:text-autospace="none">
        <style:tab-stops>
          <style:tab-stop style:position="0in"/>
        </style:tab-stops>
      </style:paragraph-properties>
      <style:text-properties fo:language="fr" fo:country="CA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="100%" fo:margin-left="0in" fo:margin-right="0in" fo:margin-top="0.1665in" fo:margin-bottom="0.0417in" fo:text-indent="0in" style:auto-text-indent="false" style:text-autospace="none">
        <style:tab-stops>
          <style:tab-stop style:position="0in"/>
        </style:tab-stops>
      </style:paragraph-properties>
      <style:text-properties fo:language="fr" fo:country="CA"/>
    </style:style>
    <style:style style:name="Heading_20_8" style:display-name="Heading 8" style:family="paragraph" style:parent-style-name="Standard" style:next-style-name="Standard" style:class="text">
      <style:paragraph-properties fo:margin="100%" fo:margin-left="0in" fo:margin-right="0in" fo:margin-top="0.1665in" fo:margin-bottom="0.0417in" fo:text-indent="0in" style:auto-text-indent="false" style:text-autospace="none">
        <style:tab-stops>
          <style:tab-stop style:position="0in"/>
        </style:tab-stops>
      </style:paragraph-properties>
      <style:text-properties fo:language="fr" fo:country="CA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="100%" fo:margin-left="0in" fo:margin-right="0in" fo:margin-top="0.1665in" fo:margin-bottom="0.0417in" fo:text-indent="0in" style:auto-text-indent="false" style:text-autospace="none">
        <style:tab-stops>
          <style:tab-stop style:position="0in"/>
        </style:tab-stops>
      </style:paragraph-properties>
      <style:text-properties style:font-name="Arial" fo:language="fr" fo:country="CA" style:font-name-complex="Arial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ootnote" style:family="paragraph" style:parent-style-name="Standard" style:class="extra">
      <style:paragraph-properties fo:margin-top="0.0138in" fo:margin-bottom="0.0138in" fo:orphans="0" fo:widows="0" style:text-autospace="none">
        <style:tab-stops>
          <style:tab-stop style:position="0.389in"/>
          <style:tab-stop style:position="0.7874in"/>
          <style:tab-stop style:position="1.1807in"/>
          <style:tab-stop style:position="1.5752in"/>
        </style:tab-stops>
      </style:paragraph-properties>
      <style:text-properties style:font-name="Times" fo:font-size="10pt" fo:language="fr" fo:country="FR" style:font-size-asian="10pt" style:font-name-complex="Times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itle" style:family="paragraph" style:parent-style-name="Standard" style:next-style-name="Subtitle" style:class="chapter">
      <style:paragraph-properties fo:margin="100%" fo:margin-left="0in" fo:margin-right="0in" fo:margin-top="0.1701in" fo:margin-bottom="0in" style:line-height-at-least="0.0799in" fo:text-align="center" style:justify-single-word="false" fo:text-indent="0in" style:auto-text-indent="false"/>
      <style:text-properties fo:font-size="14pt" fo:font-weight="bold" style:letter-kerning="true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in" fo:margin-bottom="0.0799in" fo:text-align="center" style:justify-single-word="false" style:page-number="auto"/>
      <style:text-properties style:font-name="Times1" fo:font-size="9pt" fo:font-style="normal" fo:font-weight="normal" style:font-size-asian="14pt" style:font-style-asian="italic" style:font-size-complex="14pt" style:font-style-complex="italic"/>
    </style:style>
    <style:style style:name="Bibliography" style:family="paragraph" style:parent-style-name="Standard">
      <style:paragraph-properties fo:margin="100%" fo:margin-left="0.1256in" fo:margin-right="0in" fo:margin-top="0in" fo:margin-bottom="0.0417in" fo:text-indent="-0.1256in" style:auto-text-indent="false" style:text-autospace="none">
        <style:tab-stops>
          <style:tab-stop style:position="2.652in"/>
          <style:tab-stop style:position="7.0126in"/>
        </style:tab-stops>
      </style:paragraph-properties>
      <style:text-properties style:font-name="Times" fo:language="en" fo:country="GB" style:font-name-complex="Times"/>
    </style:style>
    <style:style style:name="Abstract" style:family="paragraph" style:parent-style-name="Standard">
      <style:paragraph-properties fo:margin="100%" fo:margin-left="0.1374in" fo:margin-right="0.1374in" fo:margin-top="0.0138in" fo:margin-bottom="0.0138in" fo:keep-together="always" fo:orphans="0" fo:widows="0" fo:text-indent="0in" style:auto-text-indent="false" style:text-autospace="none"/>
      <style:text-properties style:font-name="Times" fo:language="en" fo:country="GB" style:font-name-complex="Times"/>
    </style:style>
    <style:style style:name="Headingabstract" style:family="paragraph" style:parent-style-name="Heading_20_1" style:default-outline-level="" style:list-style-name="">
      <style:paragraph-properties fo:margin="100%" fo:margin-left="0in" fo:margin-right="0in" fo:text-align="center" style:justify-single-word="false" fo:text-indent="0in" style:auto-text-indent="false"/>
    </style:style>
    <style:style style:name="Headingreferences" style:family="paragraph" style:parent-style-name="Heading_20_1" style:default-outline-level="" style:list-style-name="">
      <style:paragraph-properties fo:margin="100%" fo:margin-left="0in" fo:margin-right="0in" fo:text-indent="0in" style:auto-text-indent="false"/>
    </style:style>
    <style:style style:name="Tablecaption" style:family="paragraph" style:parent-style-name="Standard">
      <style:paragraph-properties fo:margin-top="0.0835in" fo:margin-bottom="0.1665in" fo:text-align="center" style:justify-single-word="false" style:text-autospace="none"/>
      <style:text-properties style:font-name="Times" fo:language="en" fo:country="GB" style:font-name-complex="Times"/>
    </style:style>
    <style:style style:name="Author" style:family="paragraph" style:parent-style-name="Standard">
      <style:paragraph-properties fo:margin-top="0.0138in" fo:margin-bottom="0in" fo:text-align="center" style:justify-single-word="false" fo:orphans="0" fo:widows="0" fo:keep-with-next="always" style:text-autospace="none">
        <style:tab-stops>
          <style:tab-stop style:position="1.3752in" style:type="center"/>
          <style:tab-stop style:position="3.139in" style:type="center"/>
          <style:tab-stop style:position="4.9307in" style:type="center"/>
          <style:tab-stop style:position="6.25in" style:type="right"/>
        </style:tab-stops>
      </style:paragraph-properties>
      <style:text-properties style:font-name="Times" fo:language="en" fo:country="GB" style:font-name-complex="Times"/>
    </style:style>
    <style:style style:name="WW-Textkörper_20_2" style:display-name="WW-Textkörper 2" style:family="paragraph" style:parent-style-name="Standard">
      <style:text-properties fo:language="en" fo:country="GB"/>
    </style:style>
    <style:style style:name="Footnote_20_Symbol" style:display-name="Footnote Symbol" style:family="text" style:parent-style-name="WW-Absatz-Standardschriftart">
      <style:text-properties style:text-position="42% 100%" fo:font-size="7pt" style:font-size-asian="7pt" style:font-size-complex="7pt"/>
    </style:style>
    <style:style style:name="Numbering_20_Symbols" style:display-name="Numbering Symbols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-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1">
        <style:list-level-properties text:min-label-width="0.4898in"/>
      </text:list-level-style-number>
      <text:list-level-style-number text:level="2" style:num-format="1" text:display-levels="2">
        <style:list-level-properties text:min-label-width="0.4898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9in" fo:margin-bottom="1.2in" fo:margin-left="0.9598in" fo:margin-right="0.8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Paper template for LAC 2013, IEM Graz</dc:title>
    <meta:creation-date>2014-01-25T01:35:21</meta:creation-date>
    <meta:editing-cycles>26</meta:editing-cycles>
    <meta:editing-duration>PT29M54S</meta:editing-duration>
    <dc:date>2014-01-25T02:12:43</dc:date>
    <meta:document-statistic meta:table-count="1" meta:image-count="0" meta:object-count="0" meta:page-count="2" meta:paragraph-count="62" meta:word-count="378" meta:character-count="2291" meta:non-whitespace-character-count="1993"/>
    <meta:user-defined meta:name="Info 1"/>
    <meta:user-defined meta:name="Info 2"/>
    <meta:user-defined meta:name="Info 3"/>
    <meta:user-defined meta:name="Info 4"/>
  </office:meta>
</office:document-meta>
</file>